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CellPosition.setXSize( int xc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geCellPosition.setY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geCellPosition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mageCellPosition.setXFill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geCellPosition.setYFill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geCellPosition.ImageCellPosition(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